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3" text:outline-level="3">🟢 <text:span text:style-name="Strong_20_Emphasis">Historias de Usuario – DUEÑO</text:span></text:h>
      <text:p text:style-name="Text_20_body"><text:span text:style-name="Strong_20_Emphasis">Historia 1:</text:span><text:line-break/><text:span text:style-name="Emphasis">Como dueño,</text:span> quiero <text:span text:style-name="Strong_20_Emphasis">ver un panel con las ventas en tiempo real</text:span>, para poder monitorear el rendimiento del día sin interrumpir a los despachadores.</text:p>
      <text:p text:style-name="Text_20_body"><text:span text:style-name="Strong_20_Emphasis">Criterios de Aceptación:</text:span></text:p>
      <text:list text:style-name="L1">
        <text:list-item>
          <text:p text:style-name="P1">El panel muestra ventas por hora, total acumulado y productos vendidos.</text:p>
        </text:list-item>
        <text:list-item>
          <text:p text:style-name="P1">Se actualiza automáticamente cada 10 segundos.</text:p>
        </text:list-item>
        <text:list-item>
          <text:p text:style-name="P1">Está disponible al iniciar sesión como “Dueño”.</text:p>
        </text:list-item>
      </text:list>
      <text:p text:style-name="Horizontal_20_Line"/>
      <text:p text:style-name="Text_20_body"><text:span text:style-name="Strong_20_Emphasis">Historia 2:</text:span><text:line-break/><text:span text:style-name="Emphasis">Como dueño,</text:span> quiero <text:span text:style-name="Strong_20_Emphasis">gestionar a mis empleados (agregar, eliminar, modificar)</text:span> para mantener actualizado el acceso al sistema.</text:p>
      <text:p text:style-name="Text_20_body"><text:span text:style-name="Strong_20_Emphasis">Criterios de Aceptación:</text:span></text:p>
      <text:list text:style-name="L2">
        <text:list-item>
          <text:p text:style-name="P2">Botón “Gestionar Usuarios” visible solo para el rol “Dueño”.</text:p>
        </text:list-item>
        <text:list-item>
          <text:p text:style-name="P2">Puede activar o desactivar cuentas.</text:p>
        </text:list-item>
        <text:list-item>
          <text:p text:style-name="P2">Puede ver historial de actividad por usuario.</text:p>
        </text:list-item>
      </text:list>
      <text:p text:style-name="Horizontal_20_Line"/>
      <text:p text:style-name="Text_20_body"><text:span text:style-name="Strong_20_Emphasis">Historia 3:</text:span><text:line-break/><text:span text:style-name="Emphasis">Como dueño,</text:span> quiero <text:span text:style-name="Strong_20_Emphasis">agregar y controlar inventario</text:span>, para saber cuánta materia prima tengo disponible y tomar decisiones de compra.</text:p>
      <text:p text:style-name="Text_20_body"><text:span text:style-name="Strong_20_Emphasis">Criterios de Aceptación:</text:span></text:p>
      <text:list text:style-name="L3">
        <text:list-item>
          <text:p text:style-name="P3">Registro con fecha, cantidad y tipo de producto.</text:p>
        </text:list-item>
        <text:list-item>
          <text:p text:style-name="P3">Visualización de historial de entradas y salidas.</text:p>
        </text:list-item>
        <text:list-item>
          <text:p text:style-name="P3">Alerta si baja de cierto stock mínimo.</text:p>
        </text:list-item>
      </text:list>
      <text:p text:style-name="Horizontal_20_Line"/>
      <text:h text:style-name="Heading_20_3" text:outline-level="3">🔵 <text:span text:style-name="Strong_20_Emphasis">Historias de Usuario – DESPACHADOR</text:span></text:h>
      <text:p text:style-name="Text_20_body"><text:span text:style-name="Strong_20_Emphasis">Historia 1:</text:span><text:line-break/><text:span text:style-name="Emphasis">Como despachador,</text:span> quiero <text:span text:style-name="Strong_20_Emphasis">registrar ventas fácilmente</text:span> para poder atender rápido a los clientes.</text:p>
      <text:p text:style-name="Text_20_body"><text:span text:style-name="Strong_20_Emphasis">Criterios de Aceptación:</text:span></text:p>
      <text:list text:style-name="L4">
        <text:list-item>
          <text:p text:style-name="P4">Al menos 3 productos frecuentes visibles sin buscar.</text:p>
        </text:list-item>
        <text:list-item>
          <text:p text:style-name="P4">Teclado táctil o shortcut por cantidad.</text:p>
        </text:list-item>
        <text:list-item>
          <text:p text:style-name="P4">Imprime ticket automáticamente al registrar venta.</text:p>
        </text:list-item>
      </text:list>
      <text:p text:style-name="Horizontal_20_Line"/>
      <text:p text:style-name="Text_20_body"><text:soft-page-break/><text:span text:style-name="Strong_20_Emphasis">Historia 2:</text:span><text:line-break/><text:span text:style-name="Emphasis">Como despachador,</text:span> quiero <text:span text:style-name="Strong_20_Emphasis">cerrar la caja al final del turno</text:span>, para dejar registro de mis ventas y entregarlo al dueño.</text:p>
      <text:p text:style-name="Text_20_body"><text:span text:style-name="Strong_20_Emphasis">Criterios de Aceptación:</text:span></text:p>
      <text:list text:style-name="L5">
        <text:list-item>
          <text:p text:style-name="P5">Solo disponible una vez por día por usuario.</text:p>
        </text:list-item>
        <text:list-item>
          <text:p text:style-name="P5">Muestra resumen de ventas totales y método de pago.</text:p>
        </text:list-item>
        <text:list-item>
          <text:p text:style-name="P5">Solicita confirmación antes de enviar reporte.</text:p>
        </text:list-item>
      </text:list>
      <text:p text:style-name="Horizontal_20_Line"/>
      <text:p text:style-name="Text_20_body"><text:span text:style-name="Strong_20_Emphasis">Historia 3:</text:span><text:line-break/><text:span text:style-name="Emphasis">Como despachador,</text:span> quiero <text:span text:style-name="Strong_20_Emphasis">ver el inventario disponible</text:span>, para no vender productos agotados.</text:p>
      <text:p text:style-name="Text_20_body"><text:span text:style-name="Strong_20_Emphasis">Criterios de Aceptación:</text:span></text:p>
      <text:list text:style-name="L6">
        <text:list-item>
          <text:p text:style-name="P6">Muestra en tiempo real desde el sistema.</text:p>
        </text:list-item>
        <text:list-item>
          <text:p text:style-name="P6">Se actualiza cada vez que hay una venta o salida.</text:p>
        </text:list-item>
        <text:list-item>
          <text:p text:style-name="P6">Alerta si producto no tiene suficiente stock para cubrir pedido.</text:p>
        </text:list-item>
      </text:list>
      <text:p text:style-name="Horizontal_20_Line"/>
      <text:h text:style-name="Heading_20_3" text:outline-level="3">🛵 <text:span text:style-name="Strong_20_Emphasis">Historias de Usuario – MOTOCICLISTA</text:span></text:h>
      <text:p text:style-name="Text_20_body"><text:span text:style-name="Strong_20_Emphasis">Historia 1:</text:span><text:line-break/><text:span text:style-name="Emphasis">Como motociclista,</text:span> quiero <text:span text:style-name="Strong_20_Emphasis">ver qué pedidos están listos para entregar</text:span>, para poder planear mis rutas.</text:p>
      <text:p text:style-name="Text_20_body"><text:span text:style-name="Strong_20_Emphasis">Criterios de Aceptación:</text:span></text:p>
      <text:list text:style-name="L7">
        <text:list-item>
          <text:p text:style-name="P7">Lista con dirección, nombre del cliente y monto a cobrar (si aplica).</text:p>
        </text:list-item>
        <text:list-item>
          <text:p text:style-name="P7">Botón para marcar como “tomado”.</text:p>
        </text:list-item>
        <text:list-item>
          <text:p text:style-name="P7">Muestra si otro motociclista ya lo tomó.</text:p>
        </text:list-item>
      </text:list>
      <text:p text:style-name="Horizontal_20_Line"/>
      <text:p text:style-name="Text_20_body"><text:span text:style-name="Strong_20_Emphasis">Historia 2:</text:span><text:line-break/><text:span text:style-name="Emphasis">Como motociclista,</text:span> quiero <text:span text:style-name="Strong_20_Emphasis">marcar un pedido como entregado o fallido</text:span>, para que el sistema actualice el estado y notifique al dueño.</text:p>
      <text:p text:style-name="Text_20_body"><text:span text:style-name="Strong_20_Emphasis">Criterios de Aceptación:</text:span></text:p>
      <text:list text:style-name="L8">
        <text:list-item>
          <text:p text:style-name="P8">Botón “Entregado” o “No entregado”.</text:p>
        </text:list-item>
        <text:list-item>
          <text:p text:style-name="P8">Campo opcional para observaciones (ej. cliente no estaba).</text:p>
        </text:list-item>
        <text:list-item>
          <text:p text:style-name="P8">Actualización inmediata en el dashboard del dueño.</text:p>
        </text:list-item>
      </text:list>
      <text:p text:style-name="Horizontal_20_Line"/>
      <text:p text:style-name="Text_20_body"><text:span text:style-name="Strong_20_Emphasis">Historia 3:</text:span><text:line-break/><text:span text:style-name="Emphasis">Como motociclista,</text:span> quiero <text:span text:style-name="Strong_20_Emphasis">ver mi historial de entregas y estado de cuenta</text:span>, para llevar control de lo que ya entregué y cuánto me deben (si aplica comisión por pedido).</text:p>
      <text:p text:style-name="Text_20_body"><text:soft-page-break/><text:span text:style-name="Strong_20_Emphasis">Criterios de Aceptación:</text:span></text:p>
      <text:list text:style-name="L9">
        <text:list-item>
          <text:p text:style-name="P9">Tabla con fecha, estado, producto y monto.</text:p>
        </text:list-item>
        <text:list-item>
          <text:p text:style-name="P9">Filtro por semana o mes.</text:p>
        </text:list-item>
        <text:list-item>
          <text:p text:style-name="P9">Solo accesible por su usuari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09:46:17.957812891</meta:creation-date>
    <dc:date>2025-07-27T09:48:49.190704494</dc:date>
    <meta:editing-duration>PT2M32S</meta:editing-duration>
    <meta:editing-cycles>1</meta:editing-cycles>
    <meta:document-statistic meta:table-count="0" meta:image-count="0" meta:object-count="0" meta:page-count="3" meta:paragraph-count="48" meta:word-count="455" meta:character-count="2799" meta:non-whitespace-character-count="2416"/>
    <meta:generator>LibreOffice/24.2.7.2$Linux_X86_64 LibreOffice_project/420$Build-2</meta:generator>
  </office:meta>
</office:document-meta>
</file>